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3"/>
        <table:table-column table:style-name="co5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5" table:number-rows-spanned="1" office:value-type="string">
            <text:p>Number of Domestic Violence Victims</text:p>
          </table:table-cell>
          <table:covered-table-cell table:number-columns-repeated="4"/>
          <table:table-cell table:style-name="ce22" table:number-columns-spanned="5" table:number-rows-spanned="1" office:value-type="string">
            <text:p>Number of Domestic Violence Victims Per 1,000 Population</text:p>
          </table:table-cell>
          <table:covered-table-cell table:number-columns-repeated="4"/>
          <table:table-cell table:style-name="ce21" office:value-type="string">
            <text:p>Rate Percentage Chang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Locality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string">
            <text:p>2006-2010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Accomack Co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77">
            <text:p>277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.5">
            <text:p>7.5</text:p>
          </table:table-cell>
          <table:table-cell table:style-name="ce21" office:value-type="float" office:value="-13.8">
            <text:p>-13.8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Essex Co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7">
            <text:p>57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5.5">
            <text:p>5.5</text:p>
          </table:table-cell>
          <table:table-cell table:style-name="ce25" table:formula="oooc:=+7.8" office:value-type="string">
            <text:p>78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King George Co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164">
            <text:p>164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3.2">
            <text:p>13.2</text:p>
          </table:table-cell>
          <table:table-cell table:style-name="ce21" office:value-type="float" office:value="9.1">
            <text:p>9.1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-49.2">
            <text:p>-49.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Lancaster Co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8">
            <text:p>4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2.3">
            <text:p>2.3</text:p>
          </table:table-cell>
          <table:table-cell table:style-name="ce25" table:formula="oooc:=+64.3" office:value-type="string">
            <text:p>643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Middlesex Co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4">
            <text:p>3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-17">
            <text:p>-17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Northampton Co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7">
            <text:p>47</text:p>
          </table:table-cell>
          <table:table-cell table:style-name="ce21" office:value-type="float" office:value="1.7">
            <text:p>1.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6">
            <text:p>2.6</text:p>
          </table:table-cell>
          <table:table-cell table:style-name="ce21" office:value-type="float" office:value="3.8">
            <text:p>3.8</text:p>
          </table:table-cell>
          <table:table-cell table:style-name="ce25" table:formula="oooc:=+123.5" office:value-type="string">
            <text:p>1235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Northumberland Co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7">
            <text:p>5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.6">
            <text:p>2.6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2.7">
            <text:p>2.7</text:p>
          </table:table-cell>
          <table:table-cell table:style-name="ce25" table:formula="oooc:=+3.8" office:value-type="string">
            <text:p>38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Richmond Co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2">
            <text:p>3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-34">
            <text:p>-34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Westmoreland Co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71">
            <text:p>7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-32.4">
            <text:p>-32.4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Total</text:p>
          </table:table-cell>
          <table:table-cell table:style-name="ce23" office:value-type="float" office:value="962">
            <text:p>962</text:p>
          </table:table-cell>
          <table:table-cell table:style-name="ce23" office:value-type="float" office:value="804">
            <text:p>804</text:p>
          </table:table-cell>
          <table:table-cell table:style-name="ce23" office:value-type="float" office:value="743">
            <text:p>743</text:p>
          </table:table-cell>
          <table:table-cell table:style-name="ce23" office:value-type="float" office:value="775">
            <text:p>775</text:p>
          </table:table-cell>
          <table:table-cell table:style-name="ce23" office:value-type="float" office:value="735">
            <text:p>735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-21.2">
            <text:p>-21.2</text:p>
          </table:table-cell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number-columns-repeated="7" table:style-name="ce23"/>
          <table:table-cell table:number-columns-repeated="5" table:style-name="ce21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5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6" table:style-name="ce21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</table:table-row>
        <table:table-row table:style-name="ro2">
          <table:table-cell table:number-columns-repeated="6" table:style-name="ce21"/>
          <table:table-cell table:style-name="ce23"/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